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5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1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53047272727" calcext:value-type="float">
            <text:p>15.56530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8752" calcext:value-type="float">
            <text:p>15.6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1872" calcext:value-type="float">
            <text:p>15.62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744" calcext:value-type="float">
            <text:p>15.6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7452137931" calcext:value-type="float">
            <text:p>15.57745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27641290323" calcext:value-type="float">
            <text:p>15.552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8522666667" calcext:value-type="float">
            <text:p>15.61585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9895483871" calcext:value-type="float">
            <text:p>15.509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28544" calcext:value-type="float">
            <text:p>15.52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3393548387" calcext:value-type="float">
            <text:p>15.59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1506206897" calcext:value-type="float">
            <text:p>15.59115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7236129032" calcext:value-type="float">
            <text:p>15.5727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5709333333" calcext:value-type="float">
            <text:p>15.735570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7596" calcext:value-type="float">
            <text:p>15.81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6549677419" calcext:value-type="float">
            <text:p>15.834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2900645161" calcext:value-type="float">
            <text:p>15.8032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4744" calcext:value-type="float">
            <text:p>15.78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55726451613" calcext:value-type="float">
            <text:p>15.835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29016" calcext:value-type="float">
            <text:p>16.05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4335483871" calcext:value-type="float">
            <text:p>16.279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45337142857" calcext:value-type="float">
            <text:p>16.2445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49261935484" calcext:value-type="float">
            <text:p>16.2349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9646451613" calcext:value-type="float">
            <text:p>16.4319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06223448276" calcext:value-type="float">
            <text:p>16.40062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59616" calcext:value-type="float">
            <text:p>16.40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53132903226" calcext:value-type="float">
            <text:p>16.505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07192258065" calcext:value-type="float">
            <text:p>16.4307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2064" calcext:value-type="float">
            <text:p>16.43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2340645161" calcext:value-type="float">
            <text:p>16.498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59156" calcext:value-type="float">
            <text:p>16.54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1078709677" calcext:value-type="float">
            <text:p>16.5701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65974285714" calcext:value-type="float">
            <text:p>16.5365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9465806452" calcext:value-type="float">
            <text:p>16.5209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85904" calcext:value-type="float">
            <text:p>16.45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8016" calcext:value-type="float">
            <text:p>16.39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39254193548" calcext:value-type="float">
            <text:p>16.3639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5392" calcext:value-type="float">
            <text:p>16.4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90381935484" calcext:value-type="float">
            <text:p>16.369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972" calcext:value-type="float">
            <text:p>16.2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31996129032" calcext:value-type="float">
            <text:p>16.3331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4856" calcext:value-type="float">
            <text:p>16.40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59052903226" calcext:value-type="float">
            <text:p>16.4159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5448571429" calcext:value-type="float">
            <text:p>16.4425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67997419355" calcext:value-type="float">
            <text:p>16.4767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9378064516" calcext:value-type="float">
            <text:p>16.5859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44144" calcext:value-type="float">
            <text:p>16.5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5832258065" calcext:value-type="float">
            <text:p>16.612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08362666667" calcext:value-type="float">
            <text:p>16.630836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0510967742" calcext:value-type="float">
            <text:p>16.632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2472" calcext:value-type="float">
            <text:p>16.6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7388387097" calcext:value-type="float">
            <text:p>16.5917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99312" calcext:value-type="float">
            <text:p>16.61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986" calcext:value-type="float">
            <text:p>16.65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4604137931" calcext:value-type="float">
            <text:p>16.7034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3563870968" calcext:value-type="float">
            <text:p>16.690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05065806452" calcext:value-type="float">
            <text:p>16.810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6616" calcext:value-type="float">
            <text:p>16.8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2831483871" calcext:value-type="float">
            <text:p>16.9028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03472" calcext:value-type="float">
            <text:p>16.90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01592" calcext:value-type="float">
            <text:p>16.92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9158709677" calcext:value-type="float">
            <text:p>16.938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16832" calcext:value-type="float">
            <text:p>16.92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54012903226" calcext:value-type="float">
            <text:p>16.95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3272" calcext:value-type="float">
            <text:p>16.9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5762580645" calcext:value-type="float">
            <text:p>17.011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6148571429" calcext:value-type="float">
            <text:p>17.0026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1211612903" calcext:value-type="float">
            <text:p>16.9591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6252903226" calcext:value-type="float">
            <text:p>17.096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55301333333" calcext:value-type="float">
            <text:p>17.085530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2123870968" calcext:value-type="float">
            <text:p>17.062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1577931035" calcext:value-type="float">
            <text:p>17.04115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18941935484" calcext:value-type="float">
            <text:p>17.12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97483870968" calcext:value-type="float">
            <text:p>17.159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97752" calcext:value-type="float">
            <text:p>17.1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8503225806" calcext:value-type="float">
            <text:p>17.446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7732" calcext:value-type="float">
            <text:p>17.66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2952258065" calcext:value-type="float">
            <text:p>17.7372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4021" calcext:value-type="float">
            <text:p>17.694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29517419355" calcext:value-type="float">
            <text:p>17.692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82841290323" calcext:value-type="float">
            <text:p>17.8082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95048275862" calcext:value-type="float">
            <text:p>17.7595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2944" calcext:value-type="float">
            <text:p>17.7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7128" calcext:value-type="float">
            <text:p>17.74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78908387097" calcext:value-type="float">
            <text:p>17.807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6833548387" calcext:value-type="float">
            <text:p>17.708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02416" calcext:value-type="float">
            <text:p>17.63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08792258065" calcext:value-type="float">
            <text:p>17.7108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6192" calcext:value-type="float">
            <text:p>17.8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40041290323" calcext:value-type="float">
            <text:p>17.854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42834285714" calcext:value-type="float">
            <text:p>17.8342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8503225806" calcext:value-type="float">
            <text:p>17.82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53827096774" calcext:value-type="float">
            <text:p>17.7653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9180137931" calcext:value-type="float">
            <text:p>17.71918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40449032258" calcext:value-type="float">
            <text:p>17.6640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0192" calcext:value-type="float">
            <text:p>17.70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86332903226" calcext:value-type="float">
            <text:p>17.668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70216774194" calcext:value-type="float">
            <text:p>17.597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33245333333" calcext:value-type="float">
            <text:p>17.523324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16467096774" calcext:value-type="float">
            <text:p>17.5916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3277333333" calcext:value-type="float">
            <text:p>17.574327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4012903226" calcext:value-type="float">
            <text:p>17.590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2020137931" calcext:value-type="float">
            <text:p>17.58202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69677419355" calcext:value-type="float">
            <text:p>17.56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4605714286" calcext:value-type="float">
            <text:p>17.4554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9376" calcext:value-type="float">
            <text:p>17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9028" calcext:value-type="float">
            <text:p>17.36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616" calcext:value-type="float">
            <text:p>17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949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38" meta:object-count="0"/>
    <meta:user-defined meta:name="AppVersion">3.0</meta:user-defined>
  </office:meta>
</office:document-meta>
</file>